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536a9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2f95"/>
    </style:style>
    <style:style style:name="P4" style:family="paragraph" style:parent-style-name="Standard">
      <style:text-properties style:font-name="BetecknaLowerCase1" officeooo:rsid="001290e9" officeooo:paragraph-rsid="003d2f95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e5710" style:font-size-asian="6pt" style:font-size-complex="6pt"/>
    </style:style>
    <style:style style:name="P7" style:family="paragraph" style:parent-style-name="Standard">
      <style:text-properties style:font-name="FreeSans1" officeooo:rsid="0007a16d" officeooo:paragraph-rsid="0007a16d"/>
    </style:style>
    <style:style style:name="P8" style:family="paragraph" style:parent-style-name="Standard">
      <style:paragraph-properties fo:line-height="4.2cm"/>
      <style:text-properties style:font-name="FreeSans1" officeooo:rsid="0015d803" officeooo:paragraph-rsid="003536a9"/>
    </style:style>
    <style:style style:name="P9" style:family="paragraph" style:parent-style-name="Standard">
      <style:paragraph-properties fo:line-height="1.75cm"/>
      <style:text-properties style:font-name="FreeSans1" officeooo:rsid="0015d803" officeooo:paragraph-rsid="003536a9"/>
    </style:style>
    <style:style style:name="P10" style:family="paragraph" style:parent-style-name="Standard">
      <style:text-properties style:font-name="FreeSans1" officeooo:rsid="002ad1fc" officeooo:paragraph-rsid="003d2f95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text-properties style:font-name="Tuffy" fo:font-size="96pt" style:font-size-asian="96pt" style:font-size-complex="96pt"/>
    </style:style>
    <style:style style:name="P15" style:family="paragraph">
      <style:paragraph-properties fo:text-align="center"/>
    </style:style>
    <style:style style:name="P16" style:family="paragraph">
      <style:text-properties style:font-name="FreeSans1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3d2f95" style:font-name-asian="Droid Sans Fallback" style:font-name-complex="FreeSans2"/>
    </style:style>
    <style:style style:name="T6" style:family="text">
      <style:text-properties officeooo:rsid="001dbe5e"/>
    </style:style>
    <style:style style:name="T7" style:family="text">
      <style:text-properties style:font-name="BetecknaLowerCase1" fo:font-size="48pt" officeooo:rsid="0038962e" style:font-size-asian="48pt" style:font-size-complex="48pt"/>
    </style:style>
    <style:style style:name="T8" style:family="text">
      <style:text-properties style:font-name="BetecknaLowerCase1" officeooo:rsid="0038962e"/>
    </style:style>
    <style:style style:name="T9" style:family="text">
      <style:text-properties officeooo:rsid="003536a9"/>
    </style:style>
    <style:style style:name="T10" style:family="text">
      <style:text-properties fo:font-style="normal" officeooo:rsid="003d2f95" style:font-name-asian="Droid Sans Fallback" style:font-style-asian="normal" style:font-name-complex="FreeSans2" style:font-style-complex="normal"/>
    </style:style>
    <style:style style:name="T11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12" style:family="text">
      <style:text-properties officeooo:rsid="0038962e"/>
    </style:style>
    <style:style style:name="T13" style:family="text">
      <style:text-properties officeooo:rsid="003d2f95"/>
    </style:style>
    <style:style style:name="T14" style:family="text">
      <style:text-properties officeooo:rsid="001f5956"/>
    </style:style>
    <style:style style:name="T15" style:family="text">
      <style:text-properties style:font-name="Tuffy" fo:font-size="96pt" style:font-size-asian="96pt" style:font-size-complex="96pt"/>
    </style:style>
    <style:style style:name="T16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3.79cm" svg:height="5.813cm" svg:x="14.995cm" svg:y="1.727cm">
        <draw:text-box>
          <text:p><text:span text:style-name="T15">S</text:span></text:p>
        </draw:text-box>
      </draw:frame>
      <draw:path text:anchor-type="page" text:anchor-page-number="1" draw:z-index="1" draw:style-name="gr2" draw:text-style-name="P15" svg:width="2.316cm" svg:height="1.881cm" draw:transform="rotate (-1.5707963267949) translate (17.8329166666667cm 2.99741981301936cm)" svg:viewBox="0 0 2317 1882" svg:d="M664 0c-938 249-871 1907 129 1882 928 9 990-1219 1316-1236 153-7 404 465-51 665">
        <text:p/>
      </draw:path>
      <draw:frame text:anchor-type="page" text:anchor-page-number="1" draw:z-index="2" draw:style-name="gr3" draw:text-style-name="P16" svg:width="0.237cm" svg:height="0.579cm" svg:x="17.452cm" svg:y="2.418cm">
        <draw:text-box>
          <text:p><text:span text:style-name="T16">1</text:span></text:p>
        </draw:text-box>
      </draw:frame>
      <text:p text:style-name="P11">LATIN CAPITAL LETTER <text:span text:style-name="T12">S</text:span></text:p>
      <text:p text:style-name="P12">Das große <text:span text:style-name="T12">Ess</text:span></text:p>
      <text:p text:style-name="P7"/>
      <text:p text:style-name="P10"><text:span text:style-name="T13">Sohn </text:span><text:span text:style-name="T2">•</text:span><text:span text:style-name="T4"> </text:span><text:span text:style-name="T5">Schwester </text:span><text:span text:style-name="T2">•</text:span><text:span text:style-name="T4"> </text:span><text:span text:style-name="T10">Stadt </text:span><text:span text:style-name="T3">•</text:span><text:span text:style-name="T11"> </text:span><text:span text:style-name="T10">Stunde </text:span><text:span text:style-name="T3">•</text:span><text:span text:style-name="T11"> </text:span><text:span text:style-name="T10">Schule </text:span><text:span text:style-name="T3">•</text:span><text:span text:style-name="T11"> </text:span><text:span text:style-name="T10">Schiff</text:span></text:p>
      <text:p text:style-name="P8"><text:span text:style-name="Outline_5f_very_5f_large"><text:span text:style-name="T8">SSSSSS</text:span></text:span></text:p>
      <text:p text:style-name="P9"><text:span text:style-name="Outline_5f_large"><text:span text:style-name="T7">SSSSSSSSSSSSSSSSSSS</text:span></text:span></text:p>
      <text:p text:style-name="P2"><text:span text:style-name="Outline"><text:span text:style-name="T9">SSSSSSSSSSSSSSSSSSSSSSSSSSSSSSSSSSSSSS</text:span></text:span></text:p>
      <text:p text:style-name="P3"><text:span text:style-name="Outline"><text:span text:style-name="T9">SSSSSSSSSSSSSSSSSSSSSSSSSSSSSSSSSSSSSS</text:span></text:span></text:p>
      <text:p text:style-name="P3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4"><text:span text:style-name="Outline"><text:span text:style-name="T9">SSSSSSSSSSSSSSSSSSSSSSSSSSSSSSSSSSSSSS</text:span></text:span></text:p>
      <text:p text:style-name="P1"><draw:line text:anchor-type="paragraph" draw:z-index="3" draw:style-name="gr4" draw:text-style-name="P15" svg:x1="0cm" svg:y1="0.319cm" svg:x2="17cm" svg:y2="0.319cm"><text:p/></draw:line><draw:line text:anchor-type="paragraph" draw:z-index="4" draw:style-name="gr4" draw:text-style-name="P15" svg:x1="0cm" svg:y1="0.72cm" svg:x2="17cm" svg:y2="0.72cm"><text:p/></draw:line><draw:line text:anchor-type="paragraph" draw:z-index="5" draw:style-name="gr4" draw:text-style-name="P15" svg:x1="0cm" svg:y1="0.921cm" svg:x2="17cm" svg:y2="0.921cm"><text:p/></draw:line><draw:line text:anchor-type="paragraph" draw:z-index="6" draw:style-name="gr4" draw:text-style-name="P15" svg:x1="0cm" svg:y1="0.52cm" svg:x2="17cm" svg:y2="0.52cm"><text:p/></draw:line><text:span text:style-name="Outline"><text:span text:style-name="T6">S</text:span></text:span></text:p>
      <text:p text:style-name="P1"><draw:line text:anchor-type="paragraph" draw:z-index="7" draw:style-name="gr4" draw:text-style-name="P15" svg:x1="0cm" svg:y1="0.319cm" svg:x2="17cm" svg:y2="0.319cm"><text:p/></draw:line><draw:line text:anchor-type="paragraph" draw:z-index="8" draw:style-name="gr4" draw:text-style-name="P15" svg:x1="0cm" svg:y1="0.921cm" svg:x2="17cm" svg:y2="0.921cm"><text:p/></draw:line><text:span text:style-name="Outline"><text:span text:style-name="T6">S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3:44.730119127</dc:date>
    <dc:creator>Stephan Kreutzer</dc:creator>
    <meta:editing-duration>PT1H33M14S</meta:editing-duration>
    <meta:editing-cycles>5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2" meta:character-count="774" meta:non-whitespace-character-count="743"/>
  </office:meta>
</office:document-meta>
</file>